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</style:style>
    <style:style style:name="gr8" style:family="graphic" style:parent-style-name="standard">
      <style:graphic-properties draw:stroke="none" fo:min-height="0.395cm" fo:min-width="2.515cm"/>
    </style:style>
    <style:style style:name="gr9" style:family="graphic" style:parent-style-name="objectwithoutfill">
      <style:graphic-properties svg:stroke-width="0cm" draw:marker-start="" draw:marker-start-width="0.25cm" draw:marker-end="Arrow" draw:marker-end-width="0.25cm" draw:marker-end-center="false" draw:fill="none" draw:textarea-horizontal-align="center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11" style:family="graphic" style:parent-style-name="objectwithoutfill">
      <style:graphic-properties draw:marker-end="Arrow" draw:marker-end-width="0.25cm" draw:fill="none" draw:textarea-horizontal-align="center"/>
    </style:style>
    <style:style style:name="gr12" style:family="graphic" style:parent-style-name="standard">
      <style:graphic-properties draw:stroke="none" fo:min-height="0.395cm" fo:min-width="1.574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15" style:family="graphic" style:parent-style-name="objectwithoutfill">
      <style:graphic-properties svg:stroke-width="0cm" draw:marker-start="Arrow" draw:marker-start-width="0.25cm" draw:marker-start-center="false" draw:marker-end="" draw:marker-end-width="0.225cm" draw:fill="none" draw:textarea-horizontal-align="center" fo:padding-top="0.025cm" fo:padding-bottom="0.025cm" fo:padding-left="0.051cm" fo:padding-right="0.051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/>
    </style:style>
    <style:style style:name="gr17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8" style:family="graphic" style:parent-style-name="objectwithoutfill">
      <style:graphic-properties svg:stroke-width="0cm" draw:marker-start="Arrow" draw:marker-start-width="0.25cm" draw:marker-start-center="true" draw:marker-end="" draw:marker-end-width="0.175cm" draw:fill="none" draw:textarea-horizontal-align="center" fo:padding-top="0.025cm" fo:padding-bottom="0.025cm" fo:padding-left="0.051cm" fo:padding-right="0.051cm"/>
    </style:style>
    <style:style style:name="gr19" style:family="graphic" style:parent-style-name="objectwithoutfill">
      <style:graphic-properties svg:stroke-width="0cm" draw:marker-start="Arrow" draw:marker-start-width="0.25cm" draw:marker-start-center="false" draw:marker-end="" draw:marker-end-width="0.175cm" draw:fill="none" draw:textarea-horizontal-align="center" fo:padding-top="0.025cm" fo:padding-bottom="0.025cm" fo:padding-left="0.051cm" fo:padding-right="0.051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08cm" fo:min-width="0cm"/>
    </style:style>
    <style:style style:name="gr21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22" style:family="graphic" style:parent-style-name="objectwithoutfill">
      <style:graphic-properties svg:stroke-width="0cm" draw:marker-start="Arrow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3" style:family="graphic" style:parent-style-name="objectwithoutfill">
      <style:graphic-properties svg:stroke-width="0cm" draw:marker-start="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4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3" draw:id="id3" draw:layer="layout" svg:width="0.508cm" svg:height="0.28cm" svg:x="7.842cm" svg:y="4.46cm">
          <text:p/>
        </draw:rect>
        <draw:rect draw:style-name="gr1" draw:layer="layout" svg:width="0.508cm" svg:height="0.28cm" svg:x="7.842cm" svg:y="4.461cm">
          <text:p/>
        </draw:rect>
        <draw:rect draw:style-name="gr1" xml:id="id31" draw:id="id31" draw:layer="layout" svg:width="0.508cm" svg:height="0.28cm" svg:x="8.342cm" svg:y="4.461cm">
          <text:p/>
        </draw:rect>
        <draw:rect draw:style-name="gr1" draw:layer="layout" svg:width="0.508cm" svg:height="0.28cm" svg:x="8.342cm" svg:y="4.462cm">
          <text:p/>
        </draw:rect>
        <draw:rect draw:style-name="gr1" xml:id="id32" draw:id="id32" draw:layer="layout" svg:width="0.508cm" svg:height="0.28cm" svg:x="8.342cm" svg:y="1.661cm">
          <text:p/>
        </draw:rect>
        <draw:frame draw:style-name="gr2" draw:text-style-name="P1" draw:layer="layout" svg:width="2.576cm" svg:height="0.9cm" svg:x="1.763cm" svg:y="1.55cm">
          <draw:text-box>
            <text:p><text:span text:style-name="T1">UOE/RXe</text:span></text:p>
          </draw:text-box>
        </draw:frame>
        <draw:g>
          <draw:polyline draw:style-name="gr3" draw:layer="layout" svg:width="0.249cm" svg:height="0.499cm" svg:x="1.5cm" svg:y="12.6cm" svg:viewBox="0 0 250 500" draw:points="0,0 250,250 0,500">
            <text:p/>
          </draw:polyline>
          <draw:frame draw:style-name="gr4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5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6" draw:layer="layout" svg:x1="1.5cm" svg:y1="12.35cm" svg:x2="1.75cm" svg:y2="12.35cm">
            <text:p/>
          </draw:line>
        </draw:g>
        <draw:rect draw:style-name="gr7" draw:text-style-name="P3" xml:id="id19" draw:id="id19" draw:layer="layout" svg:width="3.022cm" svg:height="0.559cm" svg:x="6.588cm" svg:y="12.912cm">
          <text:p><text:span text:style-name="T3">IPRX</text:span></text:p>
        </draw:rect>
        <draw:frame draw:style-name="gr8" draw:text-style-name="P2" draw:layer="layout" svg:width="2.617cm" svg:height="0.445cm" svg:x="10.249cm" svg:y="4.175cm">
          <draw:text-box>
            <text:p><text:span text:style-name="T2">PortStateReq</text:span></text:p>
          </draw:text-box>
        </draw:frame>
        <draw:connector draw:style-name="gr9" draw:layer="layout" svg:x1="7.596cm" svg:y1="4.46cm" svg:x2="7.596cm" svg:y2="1.94cm" draw:start-shape="id1" draw:start-glue-point="0" draw:end-shape="id2" draw:end-glue-point="2" svg:d="M7596 4460v-2520">
          <text:p/>
        </draw:connector>
        <draw:rect draw:style-name="gr1" xml:id="id1" draw:id="id1" draw:layer="layout" svg:width="0.508cm" svg:height="0.28cm" svg:x="7.342cm" svg:y="4.46cm">
          <text:p/>
        </draw:rect>
        <draw:rect draw:style-name="gr1" xml:id="id2" draw:id="id2" draw:layer="layout" svg:width="0.508cm" svg:height="0.28cm" svg:x="7.342cm" svg:y="1.66cm">
          <text:p/>
        </draw:rect>
        <draw:frame draw:style-name="gr10" draw:text-style-name="P4" draw:layer="layout" svg:width="1.067cm" svg:height="0.445cm" draw:transform="rotate (1.5707963267946) translate (7.184cm 3.54cm)">
          <draw:text-box>
            <text:p><text:span text:style-name="T4">Data</text:span></text:p>
          </draw:text-box>
        </draw:frame>
        <draw:connector draw:style-name="gr9" draw:layer="layout" svg:x1="8.096cm" svg:y1="4.46cm" svg:x2="8.096cm" svg:y2="1.94cm" draw:start-shape="id3" draw:start-glue-point="0" draw:end-shape="id4" draw:end-glue-point="2" svg:d="M8096 4460v-2520">
          <text:p/>
        </draw:connector>
        <draw:rect draw:style-name="gr1" xml:id="id4" draw:id="id4" draw:layer="layout" svg:width="0.508cm" svg:height="0.28cm" svg:x="7.842cm" svg:y="1.66cm">
          <text:p/>
        </draw:rect>
        <draw:frame draw:style-name="gr10" draw:text-style-name="P4" draw:layer="layout" svg:width="1.067cm" svg:height="0.445cm" draw:transform="rotate (1.5707963267946) translate (7.684cm 3.54cm)">
          <draw:text-box>
            <text:p><text:span text:style-name="T4">Meta</text:span></text:p>
          </draw:text-box>
        </draw:frame>
        <draw:rect draw:style-name="gr1" draw:layer="layout" svg:width="0.508cm" svg:height="0.28cm" svg:x="7.342cm" svg:y="4.461cm">
          <text:p/>
        </draw:rect>
        <draw:connector draw:style-name="gr11" draw:layer="layout" svg:x1="9.95cm" svg:y1="4.801cm" svg:x2="13.342cm" svg:y2="4.801cm" draw:start-shape="id5" draw:start-glue-point="1" draw:end-shape="id6" draw:end-glue-point="3" svg:d="M9950 4801h3392">
          <text:p/>
        </draw:connector>
        <draw:frame draw:style-name="gr12" draw:text-style-name="P2" draw:layer="layout" svg:width="1.676cm" svg:height="0.445cm" svg:x="11.794cm" svg:y="6.934cm">
          <draw:text-box>
            <text:p><text:span text:style-name="T2">UdpDgrm</text:span></text:p>
          </draw:text-box>
        </draw:frame>
        <draw:custom-shape draw:style-name="gr13" draw:text-style-name="P6" xml:id="id26" draw:id="id26" draw:layer="layout" svg:width="1.258cm" svg:height="0.321cm" svg:x="12.003cm" svg:y="7.359cm">
          <text:p text:style-name="P5"><text:span text:style-name="T5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4" draw:layer="layout" svg:x1="6.157cm" svg:y1="5.686cm" svg:x2="5.566cm" svg:y2="2.016cm" draw:start-shape="id7" draw:start-glue-point="3" draw:end-shape="id8" draw:end-glue-point="2" svg:d="M6157 5686h-591v-3670">
          <text:p/>
        </draw:connector>
        <draw:rect draw:style-name="gr7" draw:text-style-name="P3" xml:id="id8" draw:id="id8" draw:layer="layout" svg:width="1.905cm" svg:height="0.534cm" svg:x="4.614cm" svg:y="1.482cm">
          <text:p><text:span text:style-name="T3">ICMP</text:span></text:p>
        </draw:rect>
        <draw:connector draw:style-name="gr15" draw:layer="layout" svg:x1="14.396cm" svg:y1="4.561cm" svg:x2="14.396cm" svg:y2="1.941cm" draw:start-shape="id9" draw:start-glue-point="0" draw:end-shape="id10" draw:end-glue-point="2" svg:d="M14396 4561v-2620">
          <text:p/>
        </draw:connector>
        <draw:rect draw:style-name="gr1" xml:id="id9" draw:id="id9" draw:layer="layout" svg:width="0.508cm" svg:height="0.28cm" svg:x="14.142cm" svg:y="4.561cm">
          <text:p/>
        </draw:rect>
        <draw:rect draw:style-name="gr1" xml:id="id10" draw:id="id10" draw:layer="layout" svg:width="0.508cm" svg:height="0.28cm" svg:x="14.142cm" svg:y="1.661cm">
          <text:p/>
        </draw:rect>
        <draw:frame draw:style-name="gr16" draw:text-style-name="P4" draw:layer="layout" svg:width="1.621cm" svg:height="0.606cm" draw:transform="rotate (1.5707963267946) translate (13.82cm 3.895cm)">
          <draw:text-box>
            <text:p><text:span text:style-name="T4">OpnReq</text:span></text:p>
          </draw:text-box>
        </draw:frame>
        <draw:connector draw:style-name="gr9" draw:layer="layout" svg:x1="15.196cm" svg:y1="4.461cm" svg:x2="15.196cm" svg:y2="1.941cm" draw:start-shape="id11" draw:start-glue-point="0" draw:end-shape="id12" draw:end-glue-point="2" svg:d="M15196 4461v-2520">
          <text:p/>
        </draw:connector>
        <draw:rect draw:style-name="gr1" xml:id="id11" draw:id="id11" draw:layer="layout" svg:width="0.508cm" svg:height="0.28cm" svg:x="14.942cm" svg:y="4.461cm">
          <text:p/>
        </draw:rect>
        <draw:rect draw:style-name="gr1" xml:id="id12" draw:id="id12" draw:layer="layout" svg:width="0.508cm" svg:height="0.28cm" svg:x="14.942cm" svg:y="1.661cm">
          <text:p/>
        </draw:rect>
        <draw:rect draw:style-name="gr1" draw:layer="layout" svg:width="0.508cm" svg:height="0.28cm" svg:x="14.142cm" svg:y="4.562cm">
          <text:p/>
        </draw:rect>
        <draw:rect draw:style-name="gr1" draw:layer="layout" svg:width="0.508cm" svg:height="0.28cm" svg:x="14.942cm" svg:y="4.462cm">
          <text:p/>
        </draw:rect>
        <draw:frame draw:style-name="gr16" draw:text-style-name="P4" draw:layer="layout" svg:width="1.621cm" svg:height="0.606cm" draw:transform="rotate (1.5707963267946) translate (14.62cm 3.895cm)">
          <draw:text-box>
            <text:p><text:span text:style-name="T4">OpnRep</text:span></text:p>
          </draw:text-box>
        </draw:frame>
        <draw:connector draw:style-name="gr15" draw:layer="layout" svg:x1="16.296cm" svg:y1="4.462cm" svg:x2="16.296cm" svg:y2="1.942cm" draw:start-shape="id13" draw:start-glue-point="0" draw:end-shape="id14" draw:end-glue-point="2" svg:d="M16296 4462v-2520">
          <text:p/>
        </draw:connector>
        <draw:rect draw:style-name="gr1" xml:id="id13" draw:id="id13" draw:layer="layout" svg:width="0.508cm" svg:height="0.28cm" svg:x="16.042cm" svg:y="4.462cm">
          <text:p/>
        </draw:rect>
        <draw:rect draw:style-name="gr1" xml:id="id14" draw:id="id14" draw:layer="layout" svg:width="0.508cm" svg:height="0.28cm" svg:x="16.042cm" svg:y="1.662cm">
          <text:p/>
        </draw:rect>
        <draw:frame draw:style-name="gr16" draw:text-style-name="P4" draw:layer="layout" svg:width="1.621cm" svg:height="0.606cm" draw:transform="rotate (1.5707963267946) translate (15.72cm 3.896cm)">
          <draw:text-box>
            <text:p><text:span text:style-name="T4">ClsReq</text:span></text:p>
          </draw:text-box>
        </draw:frame>
        <draw:connector draw:style-name="gr9" draw:layer="layout" svg:x1="17.096cm" svg:y1="4.462cm" svg:x2="17.096cm" svg:y2="1.942cm" draw:start-shape="id15" draw:start-glue-point="0" draw:end-shape="id16" draw:end-glue-point="2" svg:d="M17096 4462v-2520">
          <text:p/>
        </draw:connector>
        <draw:rect draw:style-name="gr1" xml:id="id15" draw:id="id15" draw:layer="layout" svg:width="0.508cm" svg:height="0.28cm" svg:x="16.842cm" svg:y="4.462cm">
          <text:p/>
        </draw:rect>
        <draw:rect draw:style-name="gr1" xml:id="id16" draw:id="id16" draw:layer="layout" svg:width="0.508cm" svg:height="0.28cm" svg:x="16.842cm" svg:y="1.662cm">
          <text:p/>
        </draw:rect>
        <draw:rect draw:style-name="gr1" draw:layer="layout" svg:width="0.508cm" svg:height="0.28cm" svg:x="16.042cm" svg:y="4.463cm">
          <text:p/>
        </draw:rect>
        <draw:rect draw:style-name="gr1" draw:layer="layout" svg:width="0.508cm" svg:height="0.28cm" svg:x="16.842cm" svg:y="4.463cm">
          <text:p/>
        </draw:rect>
        <draw:frame draw:style-name="gr16" draw:text-style-name="P4" draw:layer="layout" svg:width="1.621cm" svg:height="0.606cm" draw:transform="rotate (1.5707963267946) translate (16.52cm 3.896cm)">
          <draw:text-box>
            <text:p><text:span text:style-name="T4">ClsRep</text:span></text:p>
          </draw:text-box>
        </draw:frame>
        <draw:rect draw:style-name="gr1" draw:layer="layout" svg:width="0.508cm" svg:height="0.28cm" svg:x="13.342cm" svg:y="4.661cm">
          <text:p/>
        </draw:rect>
        <draw:rect draw:style-name="gr1" xml:id="id6" draw:id="id6" draw:layer="layout" svg:width="0.508cm" svg:height="0.28cm" svg:x="13.342cm" svg:y="4.661cm">
          <text:p/>
        </draw:rect>
        <draw:rect draw:style-name="gr1" draw:layer="layout" svg:width="0.508cm" svg:height="0.28cm" svg:x="13.342cm" svg:y="5.461cm">
          <text:p/>
        </draw:rect>
        <draw:rect draw:style-name="gr1" draw:layer="layout" svg:width="0.508cm" svg:height="0.28cm" svg:x="9.442cm" svg:y="4.661cm">
          <text:p/>
        </draw:rect>
        <draw:rect draw:style-name="gr1" xml:id="id5" draw:id="id5" draw:layer="layout" svg:width="0.508cm" svg:height="0.28cm" svg:x="9.442cm" svg:y="4.661cm">
          <text:p/>
        </draw:rect>
        <draw:rect draw:style-name="gr1" xml:id="id17" draw:id="id17" draw:layer="layout" svg:width="0.508cm" svg:height="0.28cm" svg:x="9.442cm" svg:y="5.461cm">
          <text:p/>
        </draw:rect>
        <draw:custom-shape draw:style-name="gr13" draw:text-style-name="P6" draw:layer="layout" svg:width="0.807cm" svg:height="0.299cm" svg:x="11.233cm" svg:y="4.683cm">
          <text:p text:style-name="P5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2" draw:layer="layout" svg:width="2.617cm" svg:height="0.445cm" svg:x="10.249cm" svg:y="4.976cm">
          <draw:text-box>
            <text:p><text:span text:style-name="T2">PortStateRep</text:span></text:p>
          </draw:text-box>
        </draw:frame>
        <draw:connector draw:style-name="gr17" draw:layer="layout" svg:x1="9.95cm" svg:y1="5.601cm" svg:x2="13.342cm" svg:y2="5.602cm" draw:start-shape="id17" draw:start-glue-point="1" svg:d="M9950 5601h1947v1h1445">
          <text:p/>
        </draw:connector>
        <draw:custom-shape draw:style-name="gr13" draw:text-style-name="P6" draw:layer="layout" svg:width="0.807cm" svg:height="0.299cm" svg:x="11.233cm" svg:y="5.484cm">
          <text:p text:style-name="P5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8" draw:layer="layout" svg:x1="8.092cm" svg:y1="11.537cm" svg:x2="8.099cm" svg:y2="12.912cm" draw:start-shape="id18" draw:start-glue-point="2" draw:end-shape="id19" draw:end-glue-point="0" svg:d="M8092 11537v688h7v687">
          <text:p/>
        </draw:connector>
        <draw:frame draw:style-name="gr10" draw:text-style-name="P4" draw:layer="layout" svg:width="1.067cm" svg:height="0.445cm" draw:transform="rotate (1.5707963267946) translate (5.084cm 3.54cm)">
          <draw:text-box>
            <text:p><text:span text:style-name="T4">Data</text:span></text:p>
          </draw:text-box>
        </draw:frame>
        <draw:frame draw:style-name="gr10" draw:text-style-name="P4" draw:layer="layout" svg:width="1.067cm" svg:height="0.445cm" draw:transform="rotate (1.5707963267946) translate (7.684cm 12.84cm)">
          <draw:text-box>
            <text:p><text:span text:style-name="T4">Data</text:span></text:p>
          </draw:text-box>
        </draw:frame>
        <draw:connector draw:style-name="gr19" draw:layer="layout" svg:x1="6.796cm" svg:y1="6.941cm" svg:x2="6.796cm" svg:y2="9.161cm" draw:start-shape="id20" draw:start-glue-point="2" draw:end-shape="id21" draw:end-glue-point="0" svg:d="M6796 6941v2220">
          <text:p/>
        </draw:connector>
        <draw:frame draw:style-name="gr20" draw:text-style-name="P4" draw:layer="layout" svg:width="1.422cm" svg:height="0.558cm" draw:transform="rotate (1.5707963267946) translate (6.131cm 8.851cm)">
          <draw:text-box>
            <text:p><text:span text:style-name="T4">Ip4Hdr</text:span></text:p>
          </draw:text-box>
        </draw:frame>
        <draw:rect draw:style-name="gr1" xml:id="id20" draw:id="id20" draw:layer="layout" svg:width="0.508cm" svg:height="0.28cm" svg:x="6.542cm" svg:y="6.661cm">
          <text:p/>
        </draw:rect>
        <draw:rect draw:style-name="gr1" xml:id="id21" draw:id="id21" draw:layer="layout" svg:width="0.508cm" svg:height="0.28cm" svg:x="6.542cm" svg:y="9.161cm">
          <text:p/>
        </draw:rect>
        <draw:custom-shape draw:style-name="gr13" draw:text-style-name="P6" draw:layer="layout" svg:width="0.716cm" svg:height="0.291cm" draw:transform="rotate (1.5707963267946) translate (6.651cm 8.539cm)">
          <text:p text:style-name="P5"><text:span text:style-name="T5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2" draw:layer="layout" svg:width="2.617cm" svg:height="0.445cm" svg:x="10.249cm" svg:y="9.376cm">
          <draw:text-box>
            <text:p><text:span text:style-name="T2">PsdHdrSum</text:span></text:p>
          </draw:text-box>
        </draw:frame>
        <draw:connector draw:style-name="gr11" draw:layer="layout" svg:x1="9.95cm" svg:y1="10.002cm" svg:x2="13.342cm" svg:y2="10.002cm" draw:start-shape="id22" draw:start-glue-point="1" draw:end-shape="id23" draw:end-glue-point="3" svg:d="M9950 10002h3392">
          <text:p/>
        </draw:connector>
        <draw:rect draw:style-name="gr1" draw:layer="layout" svg:width="0.508cm" svg:height="0.28cm" svg:x="13.342cm" svg:y="9.862cm">
          <text:p/>
        </draw:rect>
        <draw:rect draw:style-name="gr1" xml:id="id23" draw:id="id23" draw:layer="layout" svg:width="0.508cm" svg:height="0.28cm" svg:x="13.342cm" svg:y="9.862cm">
          <text:p/>
        </draw:rect>
        <draw:rect draw:style-name="gr1" draw:layer="layout" svg:width="0.508cm" svg:height="0.28cm" svg:x="13.342cm" svg:y="10.762cm">
          <text:p/>
        </draw:rect>
        <draw:rect draw:style-name="gr1" draw:layer="layout" svg:width="0.508cm" svg:height="0.28cm" svg:x="9.442cm" svg:y="9.862cm">
          <text:p/>
        </draw:rect>
        <draw:rect draw:style-name="gr1" xml:id="id22" draw:id="id22" draw:layer="layout" svg:width="0.508cm" svg:height="0.28cm" svg:x="9.442cm" svg:y="9.862cm">
          <text:p/>
        </draw:rect>
        <draw:rect draw:style-name="gr1" xml:id="id24" draw:id="id24" draw:layer="layout" svg:width="0.508cm" svg:height="0.28cm" svg:x="9.442cm" svg:y="10.762cm">
          <text:p/>
        </draw:rect>
        <draw:custom-shape draw:style-name="gr13" draw:text-style-name="P6" draw:layer="layout" svg:width="0.807cm" svg:height="0.299cm" svg:x="11.154cm" svg:y="9.884cm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2" draw:layer="layout" svg:width="2.617cm" svg:height="0.445cm" svg:x="10.249cm" svg:y="10.277cm">
          <draw:text-box>
            <text:p><text:span text:style-name="T2">UdpDgrm</text:span></text:p>
          </draw:text-box>
        </draw:frame>
        <draw:connector draw:style-name="gr21" draw:layer="layout" svg:x1="9.95cm" svg:y1="10.902cm" svg:x2="13.342cm" svg:y2="10.903cm" draw:start-shape="id24" draw:start-glue-point="1" svg:d="M9950 10902h1947v1h1445">
          <text:p/>
        </draw:connector>
        <draw:custom-shape draw:style-name="gr13" draw:text-style-name="P6" draw:layer="layout" svg:width="1.146cm" svg:height="0.299cm" svg:x="10.984cm" svg:y="10.784cm">
          <text:p text:style-name="P5"><text:span text:style-name="T5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2" draw:text-style-name="P2" draw:layer="layout" svg:width="1.676cm" svg:height="0.445cm" svg:x="11.794cm" svg:y="7.735cm">
          <draw:text-box>
            <text:p><text:span text:style-name="T2">CsumVal</text:span></text:p>
          </draw:text-box>
        </draw:frame>
        <draw:custom-shape draw:style-name="gr13" draw:text-style-name="P6" xml:id="id28" draw:id="id28" draw:layer="layout" svg:width="0.807cm" svg:height="0.291cm" svg:x="12.229cm" svg:y="8.16cm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" xml:id="id25" draw:id="id25" draw:layer="layout" svg:width="0.508cm" svg:height="0.28cm" svg:x="9.042cm" svg:y="6.661cm">
          <text:p/>
        </draw:rect>
        <draw:rect draw:style-name="gr1" xml:id="id27" draw:id="id27" draw:layer="layout" svg:width="0.508cm" svg:height="0.28cm" svg:x="8.242cm" svg:y="6.661cm">
          <text:p/>
        </draw:rect>
        <draw:connector draw:style-name="gr22" draw:layer="layout" svg:x1="9.296cm" svg:y1="6.941cm" svg:x2="12.003cm" svg:y2="7.52cm" draw:start-shape="id25" draw:start-glue-point="2" draw:end-shape="id26" draw:end-glue-point="5" svg:d="M9296 6941v579h2707">
          <text:p/>
        </draw:connector>
        <draw:connector draw:style-name="gr22" draw:layer="layout" svg:x1="8.496cm" svg:y1="6.941cm" svg:x2="12.229cm" svg:y2="8.306cm" draw:start-shape="id27" draw:start-glue-point="2" draw:end-shape="id28" draw:end-glue-point="5" svg:d="M8496 6941v1365h3733">
          <text:p/>
        </draw:connector>
        <draw:rect draw:style-name="gr1" xml:id="id30" draw:id="id30" draw:layer="layout" svg:width="0.508cm" svg:height="0.28cm" svg:x="15.242cm" svg:y="9.161cm">
          <text:p/>
        </draw:rect>
        <draw:rect draw:style-name="gr1" xml:id="id29" draw:id="id29" draw:layer="layout" svg:width="0.508cm" svg:height="0.28cm" svg:x="14.442cm" svg:y="9.161cm">
          <text:p/>
        </draw:rect>
        <draw:connector draw:style-name="gr23" draw:layer="layout" svg:x1="13.036cm" svg:y1="8.306cm" svg:x2="14.696cm" svg:y2="9.161cm" draw:start-shape="id28" draw:start-glue-point="8" draw:end-shape="id29" draw:end-glue-point="0" svg:d="M13036 8306h1660v855">
          <text:p/>
        </draw:connector>
        <draw:connector draw:style-name="gr23" draw:layer="layout" svg:x1="13.261cm" svg:y1="7.52cm" svg:x2="15.496cm" svg:y2="9.161cm" draw:start-shape="id26" draw:start-glue-point="8" draw:end-shape="id30" draw:end-glue-point="0" svg:d="M13261 7520h2235v1641">
          <text:p/>
        </draw:connector>
        <draw:g>
          <draw:rect draw:style-name="gr1" draw:layer="layout" svg:width="1.178cm" svg:height="1.15cm" svg:x="13.3cm" svg:y="9.158cm" draw:corner-radius="0.25cm">
            <text:p/>
          </draw:rect>
          <draw:rect draw:style-name="gr1" draw:layer="layout" svg:width="1.179cm" svg:height="1.15cm" svg:x="14.89cm" svg:y="9.158cm" draw:corner-radius="0.25cm">
            <text:p/>
          </draw:rect>
          <draw:rect draw:style-name="gr1" draw:layer="layout" svg:width="1.178cm" svg:height="1.15cm" svg:x="16.479cm" svg:y="9.158cm" draw:corner-radius="0.25cm">
            <text:p/>
          </draw:rect>
          <draw:rect draw:style-name="gr24" draw:text-style-name="P8" draw:layer="layout" svg:width="4.47cm" svg:height="2.362cm" svg:x="13.268cm" svg:y="9.153cm" draw:corner-radius="0.25cm">
            <text:p text:style-name="P7"><text:span text:style-name="T6"><text:s/></text:span><text:span text:style-name="T6">Ucc</text:span></text:p>
            <text:p text:style-name="P7"><text:span text:style-name="T7"><text:s text:c="5"/></text:span><text:span text:style-name="T7">UdChecksumChecker</text:span></text:p>
          </draw:rect>
        </draw:g>
        <draw:g xml:id="id18" draw:id="id18">
          <draw:rect draw:style-name="gr1" draw:layer="layout" svg:width="1.014cm" svg:height="1.187cm" svg:x="6.196cm" svg:y="9.105cm" draw:corner-radius="0.25cm">
            <text:p/>
          </draw:rect>
          <draw:rect draw:style-name="gr1" draw:layer="layout" svg:width="1.015cm" svg:height="1.187cm" svg:x="7.565cm" svg:y="9.105cm" draw:corner-radius="0.25cm">
            <text:p/>
          </draw:rect>
          <draw:rect draw:style-name="gr1" draw:layer="layout" svg:width="1.014cm" svg:height="1.187cm" svg:x="8.933cm" svg:y="9.105cm" draw:corner-radius="0.25cm">
            <text:p/>
          </draw:rect>
          <draw:rect draw:style-name="gr24" draw:text-style-name="P8" draw:layer="layout" svg:width="3.849cm" svg:height="2.437cm" svg:x="6.168cm" svg:y="9.1cm" draw:corner-radius="0.25cm">
            <text:p text:style-name="P7"><text:span text:style-name="T6"><text:s/></text:span><text:span text:style-name="T6">Ihs</text:span></text:p>
            <text:p text:style-name="P7"><text:span text:style-name="T7"><text:s text:c="5"/></text:span><text:span text:style-name="T7">IpHeaderStripper</text:span></text:p>
          </draw:rect>
        </draw:g>
        <draw:g>
          <draw:rect draw:style-name="gr1" draw:layer="layout" svg:width="1.178cm" svg:height="0.88cm" svg:x="13.3cm" svg:y="4.302cm" draw:corner-radius="0.25cm">
            <text:p/>
          </draw:rect>
          <draw:rect draw:style-name="gr1" draw:layer="layout" svg:width="1.179cm" svg:height="0.88cm" svg:x="14.89cm" svg:y="4.302cm" draw:corner-radius="0.25cm">
            <text:p/>
          </draw:rect>
          <draw:rect draw:style-name="gr1" draw:layer="layout" svg:width="1.178cm" svg:height="0.88cm" svg:x="16.479cm" svg:y="4.302cm" draw:corner-radius="0.25cm">
            <text:p/>
          </draw:rect>
          <draw:rect draw:style-name="gr24" draw:text-style-name="P8" draw:layer="layout" svg:width="4.47cm" svg:height="1.807cm" svg:x="13.268cm" svg:y="4.298cm" draw:corner-radius="0.25cm">
            <text:p text:style-name="P7"><text:span text:style-name="T6"><text:s/></text:span><text:span text:style-name="T6">Upt</text:span></text:p>
            <text:p text:style-name="P7"><text:span text:style-name="T7"><text:s text:c="5"/></text:span><text:span text:style-name="T7">UdpPortTable</text:span></text:p>
          </draw:rect>
        </draw:g>
        <draw:rect draw:style-name="gr7" draw:text-style-name="P3" draw:layer="layout" svg:width="10.719cm" svg:height="0.559cm" svg:x="7.07cm" svg:y="1.458cm">
          <text:p><text:span text:style-name="T3">UAIF</text:span></text:p>
        </draw:rect>
        <draw:rect draw:style-name="gr25" draw:text-style-name="P5" draw:layer="layout" svg:width="18cm" svg:height="11.988cm" svg:x="1.508cm" svg:y="1.457cm">
          <text:p/>
        </draw:rect>
        <draw:connector draw:style-name="gr9" draw:layer="layout" svg:x1="8.596cm" svg:y1="4.461cm" svg:x2="8.596cm" svg:y2="1.941cm" draw:start-shape="id31" draw:start-glue-point="0" draw:end-shape="id32" draw:end-glue-point="2" svg:d="M8596 4461v-2520">
          <text:p/>
        </draw:connector>
        <draw:frame draw:style-name="gr10" draw:text-style-name="P4" draw:layer="layout" svg:width="1.067cm" svg:height="0.445cm" draw:transform="rotate (1.5707963267946) translate (8.184cm 3.541cm)">
          <draw:text-box>
            <text:p><text:span text:style-name="T4">DLen</text:span></text:p>
          </draw:text-box>
        </draw:frame>
        <draw:rect draw:style-name="gr24" draw:text-style-name="P8" xml:id="id7" draw:id="id7" draw:layer="layout" svg:width="3.885cm" svg:height="2.718cm" svg:x="6.157cm" svg:y="4.327cm" draw:corner-radius="0.25cm">
          <text:p text:style-name="P7"><text:span text:style-name="T6"><text:s/></text:span><text:span text:style-name="T6">Rph</text:span></text:p>
          <text:p text:style-name="P7"><text:span text:style-name="T7"><text:s text:c="5"/></text:span><text:span text:style-name="T7">RxPacketHandl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3H45M15S</meta:editing-duration>
    <meta:editing-cycles>175</meta:editing-cycles>
    <meta:generator>OpenOffice/4.1.6$Unix OpenOffice.org_project/416m1$Build-9790</meta:generator>
    <dc:date>2021-06-21T14:27:30</dc:date>
    <dc:creator>Francois Abel</dc:creator>
    <meta:printed-by>Francois Abel</meta:printed-by>
    <meta:print-date>2018-01-29T17:34:31.89</meta:print-date>
    <meta:document-statistic meta:object-count="107"/>
  </office:meta>
</office:document-meta>
</file>